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bc889" officeooo:paragraph-rsid="000bc889"/>
    </style:style>
    <style:style style:name="P2" style:family="paragraph" style:parent-style-name="Standard">
      <style:text-properties style:font-name="Calibri" officeooo:rsid="000bc889" officeooo:paragraph-rsid="000bc889"/>
    </style:style>
    <style:style style:name="P3" style:family="paragraph" style:parent-style-name="Standard">
      <style:text-properties style:font-name="Calibri" officeooo:rsid="000bd300" officeooo:paragraph-rsid="000bd300"/>
    </style:style>
    <style:style style:name="T1" style:family="text">
      <style:text-properties officeooo:rsid="000bd300"/>
    </style:style>
    <style:style style:name="T2" style:family="text">
      <style:text-properties officeooo:rsid="000d3e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Commandes de base</text:p>
      <text:p text:style-name="P1">cd : changer de dossier</text:p>
      <text:p text:style-name="P1">pwd : affiche le chemin du dossier dans lequel on est</text:p>
      <text:p text:style-name="P1">touch : actualise un fichier, s’il n’existe pas, <text:span text:style-name="T1">il le crée</text:span></text:p>
      <text:p text:style-name="P3">mkdir : créé un dossier</text:p>
      <text:p text:style-name="P3">rm : supprime un fichier «ou dossier» </text:p>
      <text:p text:style-name="P3">rmdir : supprime un dossier</text:p>
      <text:p text:style-name="P3">ls : lister les éléments d’un dossier</text:p>
      <text:p text:style-name="P3">man : qui affiche le manuel d’une commande</text:p>
      <text:p text:style-name="P3"/>
      <text:p text:style-name="P3">## Utilisation</text:p>
      <text:p text:style-name="P3"/>
      <text:p text:style-name="P3">- cd :*cd monDossier*,cd . . (pour revenir au dossier précédent),</text:p>
      <text:p text:style-name="P3">cd : revenir au dossier home</text:p>
      <text:p text:style-name="P3">- rm : on supprime ’’tout’’ avec le paramètre -r, rm -r monDossier</text:p>
      <text:p text:style-name="P3">- ls : on affiche tout avec le paramètre -a, on met sous forme de liste avec -l, ls -la</text:p>
      <text:p text:style-name="P3">- mkdir :*mkdir <text:span text:style-name="T2">nouveauDossier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52:15.109377859</meta:creation-date>
    <dc:date>2018-10-24T14:44:53.931740345</dc:date>
    <meta:editing-duration>PT14M7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19" meta:character-count="612" meta:non-whitespace-character-count="507"/>
  </office:meta>
</office:document-meta>
</file>